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loext:graphic-properties draw:fill-color="#ffffff"/>
      <style:text-properties fo:font-size="88pt" style:font-size-asian="88pt" style:font-size-complex="88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 text:style-name="P1"><text:span text:style-name="T1">Labare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Vai subindo devagar, vai voando de mansinho. Como voo da Gaivota, vai seguindo seu caminho. O crente chora, o crente ora, ao ouvir a voz Divina. Na mensagem que é pregada, como água cristal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</text:span></text:p>
            <text:p text:style-name="P4"><text:span text:style-name="T2">E o inferno fecha as portas, e os demônios vão fugindo.</text:span></text:p>
            <text:p text:style-name="P4"><text:span text:style-name="T2">É fogo santo é labareda, 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4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Se você quiser sentir, a mão de Deus te <text:s/>abençoando. Olhe para o lado e veja, teu irmão se alegrando. Ouço as línguas estranhas, sinal de grande avivamento. Seja batizado agora, já chegou o teu momen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</text:span></text:p>
            <text:p text:style-name="P4"><text:span text:style-name="T2">E o inferno fecha as portas, e os demônios vão fugindo.</text:span></text:p>
            <text:p text:style-name="P4"><text:span text:style-name="T2">É fogo santo é labareda,</text:span></text:p>
            <text:p text:style-name="P4"><text:span text:style-name="T2">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E o poder de Deus invade, a igreja e os obreiros, Até a criança chora, diante do Deus verdadeiro.</text:span></text:p>
            <text:p text:style-name="P4"><text:span text:style-name="T2">E o inferno fecha as portas, e os demônios vão fugindo.</text:span></text:p>
            <text:p text:style-name="P4"><text:span text:style-name="T2">É fogo santo é labareda,</text:span></text:p>
            <text:p text:style-name="P4"><text:span text:style-name="T2">é o poder de Deus cain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Se você quiser senti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00:14:12.948501384</meta:creation-date>
    <dc:date>2017-01-07T11:49:06.720756487</dc:date>
    <meta:editing-duration>PT18M59S</meta:editing-duration>
    <meta:editing-cycles>7</meta:editing-cycles>
    <meta:generator>LibreOffice/5.2.4.2.1$Linux_X86_64 LibreOffice_project/20m0$Build-2</meta:generator>
    <meta:document-statistic meta:object-count="42"/>
  </office:meta>
</office:document-meta>
</file>